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AMS" svg:font-family="MathJax_AMS"/>
    <style:font-face style:name="MathJax_Size1" svg:font-family="MathJax_Size1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3.75cm" fo:min-width="17.5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5cm" fo:min-width="17.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75cm" fo:min-width="6.6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75cm" fo:min-width="6.6cm"/>
    </style:style>
    <style:style style:name="gr10" style:family="graphic" style:parent-style-name="standard">
      <style:graphic-properties draw:stroke="none" svg:stroke-color="#000000" draw:fill="solid" draw:fill-color="#00cc33" fo:min-height="0.75cm"/>
    </style:style>
    <style:style style:name="gr11" style:family="graphic" style:parent-style-name="standard">
      <style:graphic-properties draw:stroke="none" svg:stroke-color="#000000" draw:fill="solid" draw:fill-color="#ff9999" fo:min-height="0.75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3.698cm" fo:min-width="17.448cm" fo:padding-top="0.151cm" fo:padding-bottom="0.151cm" fo:padding-left="0.276cm" fo:padding-right="0.276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85cm" fo:min-width="17.5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fill="solid" draw:fill-color="#99ff66" draw:textarea-horizontal-align="justify" draw:textarea-vertical-align="middle" draw:auto-grow-height="false" fo:min-height="0.75cm" fo:min-width="6.6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.95cm" fo:min-width="6.6cm"/>
    </style:style>
    <style:style style:name="gr19" style:family="graphic" style:parent-style-name="standard">
      <style:graphic-properties draw:stroke="none" svg:stroke-color="#000000" draw:fill="solid" draw:fill-color="#00cc33" fo:min-height="0.8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00cc33"/>
      <style:paragraph-properties fo:text-align="center"/>
    </style:style>
    <style:style style:name="P8" style:family="paragraph">
      <loext:graphic-properties draw:fill="solid" draw:fill-color="#ff9999"/>
      <style:paragraph-properties fo:text-align="center"/>
    </style:style>
    <style:style style:name="P9" style:family="paragraph">
      <loext:graphic-properties draw:fill-color="#ffff99"/>
      <style:paragraph-properties fo:text-align="center"/>
      <style:text-properties style:text-position="0% 100%"/>
    </style:style>
    <style:style style:name="P10" style:family="paragraph">
      <loext:graphic-properties draw:fill="solid" draw:fill-color="#99ff66"/>
      <style:paragraph-properties fo:text-align="center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-color="#ffff99"/>
      <style:paragraph-properties fo:text-align="center">
        <style:tab-stops/>
      </style:paragraph-properties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Size1" fo:font-size="12pt" fo:font-style="normal" fo:text-shadow="none" style:text-underline-style="none" fo:font-weight="normal" style:letter-kerning="true" style:font-name-asian="MathJax_Size1" style:font-size-asian="18pt" style:font-style-asian="normal" style:font-weight-asian="normal" style:font-name-complex="MathJax_Siz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style:text-position="0% 100%" style:font-name="MathJax_AMS" fo:font-size="18pt" style:font-name-asian="MathJax_AMS" style:font-size-asian="18pt" style:font-name-complex="MathJax_AMS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0% 100%" style:font-name="Liberation Sans1" fo:font-size="12pt" style:font-name-asian="Liberation Sans1" style:font-size-asian="18pt" style:font-name-complex="Liberation Sans1" style:font-size-complex="18pt"/>
    </style:style>
    <style:style style:name="T12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13" style:family="text">
      <style:text-properties style:text-position="sub 58%" style:font-name="Liberation Sans1" fo:font-size="18pt" style:font-name-asian="Liberation Sans1" style:font-size-asian="18pt" style:font-name-complex="Liberation Sans1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Size1" fo:font-size="14pt" fo:font-style="normal" fo:text-shadow="none" style:text-underline-style="none" fo:font-weight="normal" style:letter-kerning="true" style:font-name-asian="MathJax_Size1" style:font-size-asian="18pt" style:font-style-asian="normal" style:font-weight-asian="normal" style:font-name-complex="MathJax_Size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4cm" svg:x="1.423cm" svg:y="24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20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16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12.4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cm" svg:x="1.423cm" svg:y="4.4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6cm" svg:height="0.53cm" svg:x="16.467cm" svg:y="6.0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4" draw:text-style-name="P3" draw:layer="layout" svg:x1="9.023cm" svg:y1="7.423cm" svg:x2="15.023cm" svg:y2="7.423cm">
            <text:p/>
          </draw:line>
          <draw:line draw:style-name="gr5" draw:text-style-name="P3" draw:layer="layout" svg:x1="9.023cm" svg:y1="7.223cm" svg:x2="9.023cm" svg:y2="7.623cm">
            <text:p/>
          </draw:line>
          <draw:line draw:style-name="gr5" draw:text-style-name="P3" draw:layer="layout" svg:x1="15.023cm" svg:y1="7.223cm" svg:x2="15.023cm" svg:y2="7.623cm">
            <text:p/>
          </draw:line>
        </draw:g>
        <draw:frame draw:style-name="gr3" draw:text-style-name="P2" draw:layer="layout" svg:width="1.656cm" svg:height="0.53cm" svg:x="16.467cm" svg:y="7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draw:line draw:style-name="gr4" draw:text-style-name="P3" draw:layer="layout" svg:x1="5.623cm" svg:y1="6.423cm" svg:x2="8.423cm" svg:y2="6.423cm">
            <text:p/>
          </draw:line>
          <draw:line draw:style-name="gr5" draw:text-style-name="P3" draw:layer="layout" svg:x1="5.623cm" svg:y1="6.223cm" svg:x2="5.623cm" svg:y2="6.623cm">
            <text:p/>
          </draw:line>
          <draw:line draw:style-name="gr5" draw:text-style-name="P3" draw:layer="layout" svg:x1="8.423cm" svg:y1="6.223cm" svg:x2="8.423cm" svg:y2="6.623cm">
            <text:p/>
          </draw:line>
        </draw:g>
        <draw:custom-shape draw:style-name="gr6" draw:text-style-name="P4" draw:layer="layout" svg:width="18cm" svg:height="1cm" svg:x="1.423cm" svg:y="4.423cm">
          <text:p text:style-name="P2">a2 &lt; b1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cm" svg:height="1.2cm" svg:x="1.423cm" svg:y="4.423cm">
          <draw:text-box>
            <text:p>1</text:p>
          </draw:text-box>
        </draw:frame>
        <draw:line draw:style-name="gr4" draw:text-style-name="P3" draw:layer="layout" svg:x1="1.423cm" svg:y1="8.423cm" svg:x2="19.423cm" svg:y2="8.423cm">
          <text:p/>
        </draw:line>
        <draw:custom-shape draw:style-name="gr2" draw:text-style-name="P1" draw:layer="layout" svg:width="18cm" svg:height="4cm" svg:x="1.423cm" svg:y="8.4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6cm" svg:height="0.53cm" svg:x="16.467cm" svg:y="9.8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draw:line draw:style-name="gr4" draw:text-style-name="P3" draw:layer="layout" svg:x1="3.223cm" svg:y1="11.223cm" svg:x2="9.223cm" svg:y2="11.223cm">
            <text:p/>
          </draw:line>
          <draw:line draw:style-name="gr5" draw:text-style-name="P3" draw:layer="layout" svg:x1="3.223cm" svg:y1="11.023cm" svg:x2="3.223cm" svg:y2="11.423cm">
            <text:p/>
          </draw:line>
          <draw:line draw:style-name="gr5" draw:text-style-name="P3" draw:layer="layout" svg:x1="9.223cm" svg:y1="11.023cm" svg:x2="9.223cm" svg:y2="11.423cm">
            <text:p/>
          </draw:line>
        </draw:g>
        <draw:frame draw:style-name="gr3" draw:text-style-name="P2" draw:layer="layout" svg:width="1.656cm" svg:height="0.53cm" svg:x="16.467cm" svg:y="10.89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line draw:style-name="gr4" draw:text-style-name="P3" draw:layer="layout" svg:x1="10.923cm" svg:y1="10.123cm" svg:x2="13.723cm" svg:y2="10.123cm">
            <text:p/>
          </draw:line>
          <draw:line draw:style-name="gr5" draw:text-style-name="P3" draw:layer="layout" svg:x1="10.923cm" svg:y1="9.923cm" svg:x2="10.923cm" svg:y2="10.323cm">
            <text:p/>
          </draw:line>
          <draw:line draw:style-name="gr5" draw:text-style-name="P3" draw:layer="layout" svg:x1="13.723cm" svg:y1="9.923cm" svg:x2="13.723cm" svg:y2="10.323cm">
            <text:p/>
          </draw:line>
        </draw:g>
        <draw:frame draw:style-name="gr3" draw:text-style-name="P2" draw:layer="layout" svg:width="1.656cm" svg:height="0.53cm" svg:x="16.467cm" svg:y="14.1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>
          <draw:line draw:style-name="gr4" draw:text-style-name="P3" draw:layer="layout" svg:x1="3.223cm" svg:y1="15.453cm" svg:x2="9.223cm" svg:y2="15.453cm">
            <text:p/>
          </draw:line>
          <draw:line draw:style-name="gr5" draw:text-style-name="P3" draw:layer="layout" svg:x1="3.223cm" svg:y1="15.253cm" svg:x2="3.223cm" svg:y2="15.653cm">
            <text:p/>
          </draw:line>
          <draw:line draw:style-name="gr5" draw:text-style-name="P3" draw:layer="layout" svg:x1="9.223cm" svg:y1="15.253cm" svg:x2="9.223cm" svg:y2="15.653cm">
            <text:p/>
          </draw:line>
        </draw:g>
        <draw:frame draw:style-name="gr3" draw:text-style-name="P2" draw:layer="layout" svg:width="1.656cm" svg:height="0.53cm" svg:x="16.467cm" svg:y="15.1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>
          <draw:line draw:style-name="gr4" draw:text-style-name="P3" draw:layer="layout" svg:x1="8.523cm" svg:y1="14.353cm" svg:x2="11.323cm" svg:y2="14.353cm">
            <text:p/>
          </draw:line>
          <draw:line draw:style-name="gr5" draw:text-style-name="P3" draw:layer="layout" svg:x1="8.523cm" svg:y1="14.153cm" svg:x2="8.523cm" svg:y2="14.553cm">
            <text:p/>
          </draw:line>
          <draw:line draw:style-name="gr5" draw:text-style-name="P3" draw:layer="layout" svg:x1="11.323cm" svg:y1="14.153cm" svg:x2="11.323cm" svg:y2="14.553cm">
            <text:p/>
          </draw:line>
        </draw:g>
        <draw:frame draw:style-name="gr3" draw:text-style-name="P2" draw:layer="layout" svg:width="1.656cm" svg:height="0.53cm" svg:x="16.367cm" svg:y="18.1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1.656cm" svg:height="0.53cm" svg:x="16.367cm" svg:y="19.15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line draw:style-name="gr4" draw:text-style-name="P3" draw:layer="layout" svg:x1="8.423cm" svg:y1="18.381cm" svg:x2="11.223cm" svg:y2="18.381cm">
            <text:p/>
          </draw:line>
          <draw:line draw:style-name="gr5" draw:text-style-name="P3" draw:layer="layout" svg:x1="8.423cm" svg:y1="18.181cm" svg:x2="8.423cm" svg:y2="18.581cm">
            <text:p/>
          </draw:line>
          <draw:line draw:style-name="gr5" draw:text-style-name="P3" draw:layer="layout" svg:x1="11.223cm" svg:y1="18.181cm" svg:x2="11.223cm" svg:y2="18.581cm">
            <text:p/>
          </draw:line>
        </draw:g>
        <draw:g>
          <draw:line draw:style-name="gr4" draw:text-style-name="P3" draw:layer="layout" svg:x1="10.423cm" svg:y1="19.381cm" svg:x2="13.223cm" svg:y2="19.381cm">
            <text:p/>
          </draw:line>
          <draw:line draw:style-name="gr5" draw:text-style-name="P3" draw:layer="layout" svg:x1="10.423cm" svg:y1="19.181cm" svg:x2="10.423cm" svg:y2="19.581cm">
            <text:p/>
          </draw:line>
          <draw:line draw:style-name="gr5" draw:text-style-name="P3" draw:layer="layout" svg:x1="13.223cm" svg:y1="19.181cm" svg:x2="13.223cm" svg:y2="19.581cm">
            <text:p/>
          </draw:line>
        </draw:g>
        <draw:frame draw:style-name="gr3" draw:text-style-name="P2" draw:layer="layout" svg:width="1.656cm" svg:height="0.53cm" svg:x="16.367cm" svg:y="22.1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1.656cm" svg:height="0.53cm" svg:x="16.367cm" svg:y="23.1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g>
          <draw:line draw:style-name="gr4" draw:text-style-name="P3" draw:layer="layout" svg:x1="8.423cm" svg:y1="22.411cm" svg:x2="11.223cm" svg:y2="22.411cm">
            <text:p/>
          </draw:line>
          <draw:line draw:style-name="gr5" draw:text-style-name="P3" draw:layer="layout" svg:x1="8.423cm" svg:y1="22.211cm" svg:x2="8.423cm" svg:y2="22.611cm">
            <text:p/>
          </draw:line>
          <draw:line draw:style-name="gr5" draw:text-style-name="P3" draw:layer="layout" svg:x1="11.223cm" svg:y1="22.211cm" svg:x2="11.223cm" svg:y2="22.611cm">
            <text:p/>
          </draw:line>
        </draw:g>
        <draw:g>
          <draw:line draw:style-name="gr4" draw:text-style-name="P3" draw:layer="layout" svg:x1="6.623cm" svg:y1="23.553cm" svg:x2="13.223cm" svg:y2="23.553cm">
            <text:p/>
          </draw:line>
          <draw:line draw:style-name="gr5" draw:text-style-name="P3" draw:layer="layout" svg:x1="6.623cm" svg:y1="23.323cm" svg:x2="6.623cm" svg:y2="23.782cm">
            <text:p/>
          </draw:line>
          <draw:line draw:style-name="gr5" draw:text-style-name="P3" draw:layer="layout" svg:x1="13.223cm" svg:y1="23.323cm" svg:x2="13.223cm" svg:y2="23.782cm">
            <text:p/>
          </draw:line>
        </draw:g>
        <draw:frame draw:style-name="gr3" draw:text-style-name="P2" draw:layer="layout" svg:width="1.656cm" svg:height="0.53cm" svg:x="16.367cm" svg:y="26.22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1.656cm" svg:height="0.53cm" svg:x="16.367cm" svg:y="27.2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line draw:style-name="gr4" draw:text-style-name="P3" draw:layer="layout" svg:x1="5.923cm" svg:y1="26.453cm" svg:x2="11.223cm" svg:y2="26.453cm">
            <text:p/>
          </draw:line>
          <draw:line draw:style-name="gr5" draw:text-style-name="P3" draw:layer="layout" svg:x1="5.923cm" svg:y1="26.253cm" svg:x2="5.923cm" svg:y2="26.653cm">
            <text:p/>
          </draw:line>
          <draw:line draw:style-name="gr5" draw:text-style-name="P3" draw:layer="layout" svg:x1="11.223cm" svg:y1="26.253cm" svg:x2="11.223cm" svg:y2="26.653cm">
            <text:p/>
          </draw:line>
        </draw:g>
        <draw:g>
          <draw:line draw:style-name="gr4" draw:text-style-name="P3" draw:layer="layout" svg:x1="8.323cm" svg:y1="27.494cm" svg:x2="9.623cm" svg:y2="27.494cm">
            <text:p/>
          </draw:line>
          <draw:line draw:style-name="gr5" draw:text-style-name="P3" draw:layer="layout" svg:x1="8.323cm" svg:y1="27.223cm" svg:x2="8.323cm" svg:y2="27.765cm">
            <text:p/>
          </draw:line>
          <draw:line draw:style-name="gr5" draw:text-style-name="P3" draw:layer="layout" svg:x1="9.623cm" svg:y1="27.223cm" svg:x2="9.623cm" svg:y2="27.765cm">
            <text:p/>
          </draw:line>
        </draw:g>
        <draw:custom-shape draw:style-name="gr6" draw:text-style-name="P4" draw:layer="layout" svg:width="18cm" svg:height="1cm" svg:x="1.423cm" svg:y="8.423cm">
          <text:p text:style-name="P2"><text:s/>b2 &lt; a1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cm" svg:height="1.2cm" svg:x="1.423cm" svg:y="8.423cm">
          <draw:text-box>
            <text:p>2</text:p>
          </draw:text-box>
        </draw:frame>
        <draw:g>
          <draw:custom-shape draw:style-name="gr6" draw:text-style-name="P4" draw:layer="layout" svg:width="18cm" svg:height="1cm" svg:x="1.423cm" svg:y="12.423cm">
            <text:p text:style-name="P2">a1 &lt; b2 &amp; a2 &lt; b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12.423cm">
            <draw:text-box>
              <text:p>3</text:p>
            </draw:text-box>
          </draw:frame>
        </draw:g>
        <draw:g>
          <draw:custom-shape draw:style-name="gr6" draw:text-style-name="P4" draw:layer="layout" svg:width="18cm" svg:height="1cm" svg:x="1.423cm" svg:y="16.423cm">
            <text:p text:style-name="P2">a1 &lt; b1 &amp; b2 &lt; a2 &amp; a2 &lt; b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16.423cm">
            <draw:text-box>
              <text:p>4</text:p>
            </draw:text-box>
          </draw:frame>
        </draw:g>
        <draw:g>
          <draw:custom-shape draw:style-name="gr6" draw:text-style-name="P4" draw:layer="layout" svg:width="18cm" svg:height="1cm" svg:x="1.423cm" svg:y="20.423cm">
            <text:p text:style-name="P2"><text:s/>b1 &lt; a1 &amp; a2 &lt; b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20.423cm">
            <draw:text-box>
              <text:p>5</text:p>
            </draw:text-box>
          </draw:frame>
        </draw:g>
        <draw:g>
          <draw:custom-shape draw:style-name="gr6" draw:text-style-name="P4" draw:layer="layout" svg:width="18cm" svg:height="1cm" svg:x="1.423cm" svg:y="24.423cm">
            <text:p text:style-name="P2">a1 &lt; b1 &amp; b2 &lt; a2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cm" svg:height="1.2cm" svg:x="1.423cm" svg:y="24.423cm">
            <draw:text-box>
              <text:p>6</text:p>
            </draw:text-box>
          </draw:frame>
        </draw:g>
        <draw:custom-shape draw:style-name="gr8" draw:text-style-name="P6" draw:layer="layout" svg:width="7.1cm" svg:height="1cm" svg:x="1.423cm" svg:y="1.423cm">
          <text:p text:style-name="P2">Genere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7.1cm" svg:height="1cm" svg:x="1.423cm" svg:y="2.423cm">
          <text:p text:style-name="P2">a1 &lt; a2 &amp; b1 &lt; b2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3cm" svg:height="1cm" svg:x="2.423cm" svg:y="4.423cm">
          <draw:text-box>
            <text:p text:style-name="P2">Huller</text:p>
          </draw:text-box>
        </draw:frame>
        <draw:frame draw:style-name="gr10" draw:text-style-name="P7" draw:layer="layout" svg:width="3cm" svg:height="1cm" svg:x="2.423cm" svg:y="8.423cm">
          <draw:text-box>
            <text:p text:style-name="P2">Huller</text:p>
          </draw:text-box>
        </draw:frame>
        <draw:frame draw:style-name="gr11" draw:text-style-name="P8" draw:layer="layout" svg:width="3cm" svg:height="1cm" svg:x="2.423cm" svg:y="12.423cm">
          <draw:text-box>
            <text:p text:style-name="P2">Overlap</text:p>
          </draw:text-box>
        </draw:frame>
        <draw:frame draw:style-name="gr11" draw:text-style-name="P8" draw:layer="layout" svg:width="3cm" svg:height="1cm" svg:x="2.423cm" svg:y="16.423cm">
          <draw:text-box>
            <text:p text:style-name="P2">Overlap</text:p>
          </draw:text-box>
        </draw:frame>
        <draw:frame draw:style-name="gr11" draw:text-style-name="P8" draw:layer="layout" svg:width="3cm" svg:height="1cm" svg:x="2.423cm" svg:y="20.423cm">
          <draw:text-box>
            <text:p text:style-name="P2">Overlap</text:p>
          </draw:text-box>
        </draw:frame>
        <draw:frame draw:style-name="gr11" draw:text-style-name="P8" draw:layer="layout" svg:width="3cm" svg:height="1cm" svg:x="2.423cm" svg:y="24.423cm">
          <draw:text-box>
            <text:p text:style-name="P2">Overlap</text:p>
          </draw:text-box>
        </draw:frame>
      </draw:page>
      <draw:page draw:name="page2" draw:style-name="dp1" draw:master-page-name="Default">
        <draw:custom-shape draw:style-name="gr1" draw:text-style-name="P1" draw:layer="layout" svg:width="18cm" svg:height="4cm" svg:x="1.423cm" svg:y="24.4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8cm" svg:height="4cm" svg:x="1.423cm" svg:y="20.4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8cm" svg:height="4cm" svg:x="1.423cm" svg:y="16.4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8cm" svg:height="4cm" svg:x="1.423cm" svg:y="12.4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8cm" svg:height="4cm" svg:x="1.823cm" svg:y="8.3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8cm" svg:height="4cm" svg:x="1.423cm" svg:y="4.4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9cm" svg:height="0.53cm" svg:x="16.467cm" svg:y="6.09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g>
          <draw:line draw:style-name="gr4" draw:text-style-name="P3" draw:layer="layout" svg:x1="9.023cm" svg:y1="7.423cm" svg:x2="15.023cm" svg:y2="7.423cm">
            <text:p/>
          </draw:line>
          <draw:line draw:style-name="gr5" draw:text-style-name="P3" draw:layer="layout" svg:x1="9.023cm" svg:y1="7.223cm" svg:x2="9.023cm" svg:y2="7.623cm">
            <text:p/>
          </draw:line>
          <draw:line draw:style-name="gr5" draw:text-style-name="P3" draw:layer="layout" svg:x1="15.023cm" svg:y1="7.223cm" svg:x2="15.023cm" svg:y2="7.623cm">
            <text:p/>
          </draw:line>
        </draw:g>
        <draw:frame draw:style-name="gr3" draw:text-style-name="P2" draw:layer="layout" svg:width="2.092cm" svg:height="0.53cm" svg:x="16.467cm" svg:y="7.0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g>
          <draw:line draw:style-name="gr4" draw:text-style-name="P3" draw:layer="layout" svg:x1="5.623cm" svg:y1="6.423cm" svg:x2="8.423cm" svg:y2="6.423cm">
            <text:p/>
          </draw:line>
          <draw:line draw:style-name="gr5" draw:text-style-name="P3" draw:layer="layout" svg:x1="5.623cm" svg:y1="6.223cm" svg:x2="5.623cm" svg:y2="6.623cm">
            <text:p/>
          </draw:line>
          <draw:line draw:style-name="gr5" draw:text-style-name="P3" draw:layer="layout" svg:x1="8.423cm" svg:y1="6.223cm" svg:x2="8.423cm" svg:y2="6.623cm">
            <text:p/>
          </draw:line>
        </draw:g>
        <draw:custom-shape draw:style-name="gr13" draw:text-style-name="P9" draw:layer="layout" svg:width="18cm" svg:height="1.1cm" svg:x="1.423cm" svg:y="4.423cm">
          <text:p text:style-name="P2"><text:span text:style-name="T1">til</text:span><text:span text:style-name="T2">1</text:span><text:span text:style-name="T1"> &lt; fra</text:span><text:span text:style-name="T2">2</text:span><text:span text:style-name="T3"> </text:span><text:span text:style-name="T4">⋀</text:span><text:span text:style-name="T5"> til</text:span><text:span text:style-name="T6">1</text:span><text:span text:style-name="T5"> &lt; </text:span><text:span text:style-name="T7">∞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cm" svg:height="1.673cm" svg:x="1.423cm" svg:y="4.423cm">
          <draw:text-box>
            <text:p>11</text:p>
          </draw:text-box>
        </draw:frame>
        <draw:line draw:style-name="gr4" draw:text-style-name="P3" draw:layer="layout" svg:x1="1.423cm" svg:y1="8.423cm" svg:x2="19.423cm" svg:y2="8.423cm">
          <text:p/>
        </draw:line>
        <draw:g>
          <draw:line draw:style-name="gr4" draw:text-style-name="P3" draw:layer="layout" svg:x1="3.223cm" svg:y1="11.223cm" svg:x2="9.223cm" svg:y2="11.223cm">
            <text:p/>
          </draw:line>
          <draw:line draw:style-name="gr5" draw:text-style-name="P3" draw:layer="layout" svg:x1="3.223cm" svg:y1="11.023cm" svg:x2="3.223cm" svg:y2="11.423cm">
            <text:p/>
          </draw:line>
          <draw:line draw:style-name="gr5" draw:text-style-name="P3" draw:layer="layout" svg:x1="9.223cm" svg:y1="11.023cm" svg:x2="9.223cm" svg:y2="11.423cm">
            <text:p/>
          </draw:line>
        </draw:g>
        <draw:g>
          <draw:line draw:style-name="gr4" draw:text-style-name="P3" draw:layer="layout" svg:x1="10.923cm" svg:y1="10.123cm" svg:x2="13.723cm" svg:y2="10.123cm">
            <text:p/>
          </draw:line>
          <draw:line draw:style-name="gr5" draw:text-style-name="P3" draw:layer="layout" svg:x1="10.923cm" svg:y1="9.923cm" svg:x2="10.923cm" svg:y2="10.323cm">
            <text:p/>
          </draw:line>
          <draw:line draw:style-name="gr5" draw:text-style-name="P3" draw:layer="layout" svg:x1="13.723cm" svg:y1="9.923cm" svg:x2="13.723cm" svg:y2="10.323cm">
            <text:p/>
          </draw:line>
        </draw:g>
        <draw:g>
          <draw:line draw:style-name="gr4" draw:text-style-name="P3" draw:layer="layout" svg:x1="3.223cm" svg:y1="15.453cm" svg:x2="9.223cm" svg:y2="15.453cm">
            <text:p/>
          </draw:line>
          <draw:line draw:style-name="gr5" draw:text-style-name="P3" draw:layer="layout" svg:x1="3.223cm" svg:y1="15.253cm" svg:x2="3.223cm" svg:y2="15.653cm">
            <text:p/>
          </draw:line>
          <draw:line draw:style-name="gr5" draw:text-style-name="P3" draw:layer="layout" svg:x1="9.223cm" svg:y1="15.253cm" svg:x2="9.223cm" svg:y2="15.653cm">
            <text:p/>
          </draw:line>
        </draw:g>
        <draw:g>
          <draw:line draw:style-name="gr4" draw:text-style-name="P3" draw:layer="layout" svg:x1="8.523cm" svg:y1="14.353cm" svg:x2="11.323cm" svg:y2="14.353cm">
            <text:p/>
          </draw:line>
          <draw:line draw:style-name="gr5" draw:text-style-name="P3" draw:layer="layout" svg:x1="8.523cm" svg:y1="14.153cm" svg:x2="8.523cm" svg:y2="14.553cm">
            <text:p/>
          </draw:line>
          <draw:line draw:style-name="gr5" draw:text-style-name="P3" draw:layer="layout" svg:x1="11.323cm" svg:y1="14.153cm" svg:x2="11.323cm" svg:y2="14.553cm">
            <text:p/>
          </draw:line>
        </draw:g>
        <draw:g>
          <draw:line draw:style-name="gr4" draw:text-style-name="P3" draw:layer="layout" svg:x1="8.423cm" svg:y1="18.381cm" svg:x2="11.223cm" svg:y2="18.381cm">
            <text:p/>
          </draw:line>
          <draw:line draw:style-name="gr5" draw:text-style-name="P3" draw:layer="layout" svg:x1="8.423cm" svg:y1="18.181cm" svg:x2="8.423cm" svg:y2="18.581cm">
            <text:p/>
          </draw:line>
          <draw:line draw:style-name="gr5" draw:text-style-name="P3" draw:layer="layout" svg:x1="11.223cm" svg:y1="18.181cm" svg:x2="11.223cm" svg:y2="18.581cm">
            <text:p/>
          </draw:line>
        </draw:g>
        <draw:g>
          <draw:line draw:style-name="gr4" draw:text-style-name="P3" draw:layer="layout" svg:x1="10.423cm" svg:y1="19.381cm" svg:x2="13.223cm" svg:y2="19.381cm">
            <text:p/>
          </draw:line>
          <draw:line draw:style-name="gr5" draw:text-style-name="P3" draw:layer="layout" svg:x1="10.423cm" svg:y1="19.181cm" svg:x2="10.423cm" svg:y2="19.581cm">
            <text:p/>
          </draw:line>
          <draw:line draw:style-name="gr5" draw:text-style-name="P3" draw:layer="layout" svg:x1="13.223cm" svg:y1="19.181cm" svg:x2="13.223cm" svg:y2="19.581cm">
            <text:p/>
          </draw:line>
        </draw:g>
        <draw:g>
          <draw:line draw:style-name="gr4" draw:text-style-name="P3" draw:layer="layout" svg:x1="8.423cm" svg:y1="22.411cm" svg:x2="11.223cm" svg:y2="22.411cm">
            <text:p/>
          </draw:line>
          <draw:line draw:style-name="gr5" draw:text-style-name="P3" draw:layer="layout" svg:x1="8.423cm" svg:y1="22.211cm" svg:x2="8.423cm" svg:y2="22.611cm">
            <text:p/>
          </draw:line>
          <draw:line draw:style-name="gr5" draw:text-style-name="P3" draw:layer="layout" svg:x1="11.223cm" svg:y1="22.211cm" svg:x2="11.223cm" svg:y2="22.611cm">
            <text:p/>
          </draw:line>
        </draw:g>
        <draw:g>
          <draw:line draw:style-name="gr4" draw:text-style-name="P3" draw:layer="layout" svg:x1="6.623cm" svg:y1="23.553cm" svg:x2="13.223cm" svg:y2="23.553cm">
            <text:p/>
          </draw:line>
          <draw:line draw:style-name="gr5" draw:text-style-name="P3" draw:layer="layout" svg:x1="6.623cm" svg:y1="23.323cm" svg:x2="6.623cm" svg:y2="23.782cm">
            <text:p/>
          </draw:line>
          <draw:line draw:style-name="gr5" draw:text-style-name="P3" draw:layer="layout" svg:x1="13.223cm" svg:y1="23.323cm" svg:x2="13.223cm" svg:y2="23.782cm">
            <text:p/>
          </draw:line>
        </draw:g>
        <draw:g>
          <draw:line draw:style-name="gr4" draw:text-style-name="P3" draw:layer="layout" svg:x1="5.923cm" svg:y1="26.453cm" svg:x2="11.223cm" svg:y2="26.453cm">
            <text:p/>
          </draw:line>
          <draw:line draw:style-name="gr5" draw:text-style-name="P3" draw:layer="layout" svg:x1="5.923cm" svg:y1="26.253cm" svg:x2="5.923cm" svg:y2="26.653cm">
            <text:p/>
          </draw:line>
          <draw:line draw:style-name="gr5" draw:text-style-name="P3" draw:layer="layout" svg:x1="11.223cm" svg:y1="26.253cm" svg:x2="11.223cm" svg:y2="26.653cm">
            <text:p/>
          </draw:line>
        </draw:g>
        <draw:g>
          <draw:line draw:style-name="gr4" draw:text-style-name="P3" draw:layer="layout" svg:x1="8.323cm" svg:y1="27.494cm" svg:x2="9.623cm" svg:y2="27.494cm">
            <text:p/>
          </draw:line>
          <draw:line draw:style-name="gr5" draw:text-style-name="P3" draw:layer="layout" svg:x1="8.323cm" svg:y1="27.223cm" svg:x2="8.323cm" svg:y2="27.765cm">
            <text:p/>
          </draw:line>
          <draw:line draw:style-name="gr5" draw:text-style-name="P3" draw:layer="layout" svg:x1="9.623cm" svg:y1="27.223cm" svg:x2="9.623cm" svg:y2="27.765cm">
            <text:p/>
          </draw:line>
        </draw:g>
        <draw:custom-shape draw:style-name="gr6" draw:text-style-name="P4" draw:layer="layout" svg:width="18cm" svg:height="1cm" svg:x="1.423cm" svg:y="8.223cm">
          <text:p text:style-name="P2"><text:span text:style-name="T8"><text:s/></text:span><text:span text:style-name="T8">til</text:span><text:span text:style-name="T2">2</text:span><text:span text:style-name="T8"> &lt; fra</text:span><text:span text:style-name="T2">1</text:span><text:span text:style-name="T4">⋀</text:span><text:span text:style-name="T5"> til</text:span><text:span text:style-name="T6">2</text:span><text:span text:style-name="T5">&lt; </text:span><text:span text:style-name="T7">∞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.423cm" svg:y="8.223cm">
          <draw:text-box>
            <text:p>12</text:p>
          </draw:text-box>
        </draw:frame>
        <draw:custom-shape draw:style-name="gr6" draw:text-style-name="P4" draw:layer="layout" svg:width="18cm" svg:height="1cm" svg:x="1.423cm" svg:y="12.423cm">
          <text:p text:style-name="P2"><text:span text:style-name="T8">fra</text:span><text:span text:style-name="T2">1</text:span><text:span text:style-name="T8"> &lt; til</text:span><text:span text:style-name="T2">2</text:span><text:span text:style-name="T9"> </text:span><text:span text:style-name="T4">⋀</text:span><text:span text:style-name="T8"> til</text:span><text:span text:style-name="T2">2</text:span><text:span text:style-name="T8"> &lt; til</text:span><text:span text:style-name="T2">1</text:span><text:span text:style-name="T4">⋀</text:span><text:span text:style-name="T5"> til</text:span><text:span text:style-name="T6">2</text:span><text:span text:style-name="T5">&lt; </text:span><text:span text:style-name="T7">∞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cm" svg:height="1cm" svg:x="1.423cm" svg:y="12.423cm">
          <draw:text-box>
            <text:p>13</text:p>
          </draw:text-box>
        </draw:frame>
        <draw:custom-shape draw:style-name="gr6" draw:text-style-name="P4" draw:layer="layout" svg:width="18cm" svg:height="1cm" svg:x="1.423cm" svg:y="16.423cm">
          <text:p text:style-name="P2"><text:span text:style-name="T8">fra</text:span><text:span text:style-name="T2">1</text:span><text:span text:style-name="T8"> &lt; fra</text:span><text:span text:style-name="T2">2</text:span><text:span text:style-name="T9"> </text:span><text:span text:style-name="T4">⋀</text:span><text:span text:style-name="T8"> fra</text:span><text:span text:style-name="T2">2</text:span><text:span text:style-name="T8"> &lt; til</text:span><text:span text:style-name="T2">1</text:span><text:span text:style-name="T9"> </text:span><text:span text:style-name="T4">⋀</text:span><text:span text:style-name="T5"> til</text:span><text:span text:style-name="T6">1</text:span><text:span text:style-name="T5">&lt; </text:span><text:span text:style-name="T7">∞ 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8cm" svg:height="1.2cm" svg:x="1.423cm" svg:y="16.423cm">
          <draw:text-box>
            <text:p>14</text:p>
          </draw:text-box>
        </draw:frame>
        <draw:custom-shape draw:style-name="gr6" draw:text-style-name="P4" draw:layer="layout" svg:width="18cm" svg:height="1cm" svg:x="1.423cm" svg:y="20.423cm">
          <text:p text:style-name="P2"><text:span text:style-name="T9"><text:s/></text:span><text:span text:style-name="T9">t</text:span><text:span text:style-name="T9">i</text:span><text:span text:style-name="T9">l</text:span><text:span text:style-name="T2">1</text:span><text:span text:style-name="T9"> </text:span><text:span text:style-name="T9">&lt;</text:span><text:span text:style-name="T9"> </text:span><text:span text:style-name="T9">t</text:span><text:span text:style-name="T9">i</text:span><text:span text:style-name="T9">l</text:span><text:span text:style-name="T2">2</text:span><text:span text:style-name="T9"> </text:span><text:span text:style-name="T4">⋀</text:span> fra<text:span text:style-name="T10">2</text:span> &lt; fra<text:span text:style-name="T10">1</text:span><text:span text:style-name="T10"> </text:span><text:span text:style-name="T11">⋀</text:span><text:span text:style-name="T12"> </text:span><text:span text:style-name="T12">t</text:span><text:span text:style-name="T12">i</text:span><text:span text:style-name="T12">l</text:span><text:span text:style-name="T13">1</text:span><text:span text:style-name="T12"> </text:span><text:span text:style-name="T12">&lt;</text:span><text:span text:style-name="T12"> </text:span><text:span text:style-name="T12">∞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8cm" svg:height="0.962cm" svg:x="1.423cm" svg:y="20.423cm">
          <draw:text-box>
            <text:p>15</text:p>
          </draw:text-box>
        </draw:frame>
        <draw:custom-shape draw:style-name="gr6" draw:text-style-name="P4" draw:layer="layout" svg:width="18cm" svg:height="1cm" svg:x="1.423cm" svg:y="24.423cm">
          <text:p text:style-name="P2"><text:span text:style-name="T9">fra</text:span><text:span text:style-name="T2">1</text:span><text:span text:style-name="T9"> &lt; fra</text:span><text:span text:style-name="T2">2</text:span><text:span text:style-name="T9"> </text:span><text:span text:style-name="T4">⋀</text:span><text:span text:style-name="T9"> til</text:span><text:span text:style-name="T2">2</text:span><text:span text:style-name="T9"> &lt; til</text:span><text:span text:style-name="T2">1</text:span><text:span text:style-name="T11">⋀</text:span><text:span text:style-name="T12"> til</text:span><text:span text:style-name="T13">2</text:span><text:span text:style-name="T12"> &lt; ∞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8cm" svg:height="1cm" svg:x="1.423cm" svg:y="24.423cm">
          <draw:text-box>
            <text:p>16</text:p>
          </draw:text-box>
        </draw:frame>
        <draw:custom-shape draw:style-name="gr17" draw:text-style-name="P10" draw:layer="layout" svg:width="7.1cm" svg:height="1cm" svg:x="1.423cm" svg:y="1.423cm">
          <text:p text:style-name="P2">Genere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7.1cm" svg:height="1.2cm" svg:x="1.423cm" svg:y="2.423cm">
          <text:p text:style-name="P11"><text:span text:style-name="T8">fra</text:span><text:span text:style-name="T2">1</text:span><text:span text:style-name="T8"> &lt; til</text:span><text:span text:style-name="T2">1</text:span><text:span text:style-name="T9"> </text:span><text:span text:style-name="T14">⋀</text:span> fra<text:span text:style-name="T6">2</text:span> &lt; til<text:span text:style-name="T6">2</text:span>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3cm" svg:height="1.1cm" svg:x="3.223cm" svg:y="4.423cm">
          <draw:text-box>
            <text:p text:style-name="P2">Huller</text:p>
          </draw:text-box>
        </draw:frame>
        <draw:frame draw:style-name="gr10" draw:text-style-name="P7" draw:layer="layout" svg:width="3cm" svg:height="1cm" svg:x="3.223cm" svg:y="8.223cm">
          <draw:text-box>
            <text:p text:style-name="P2">Huller</text:p>
          </draw:text-box>
        </draw:frame>
        <draw:frame draw:style-name="gr11" draw:text-style-name="P8" draw:layer="layout" svg:width="3cm" svg:height="1cm" svg:x="3.223cm" svg:y="12.423cm">
          <draw:text-box>
            <text:p text:style-name="P2">Overlap</text:p>
          </draw:text-box>
        </draw:frame>
        <draw:frame draw:style-name="gr11" draw:text-style-name="P8" draw:layer="layout" svg:width="3cm" svg:height="1cm" svg:x="3.223cm" svg:y="16.423cm">
          <draw:text-box>
            <text:p text:style-name="P2">Overlap</text:p>
          </draw:text-box>
        </draw:frame>
        <draw:frame draw:style-name="gr11" draw:text-style-name="P8" draw:layer="layout" svg:width="3cm" svg:height="1cm" svg:x="3.223cm" svg:y="20.423cm">
          <draw:text-box>
            <text:p text:style-name="P2">Overlap</text:p>
          </draw:text-box>
        </draw:frame>
        <draw:frame draw:style-name="gr11" draw:text-style-name="P8" draw:layer="layout" svg:width="3cm" svg:height="1cm" svg:x="3.223cm" svg:y="24.423cm">
          <draw:text-box>
            <text:p text:style-name="P2">Overlap</text:p>
          </draw:text-box>
        </draw:frame>
        <draw:frame draw:style-name="gr3" draw:text-style-name="P2" draw:layer="layout" svg:width="2.09cm" svg:height="0.53cm" svg:x="16.523cm" svg:y="9.82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2.092cm" svg:height="0.53cm" svg:x="16.531cm" svg:y="10.79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2.09cm" svg:height="0.53cm" svg:x="16.533cm" svg:y="14.09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2.092cm" svg:height="0.53cm" svg:x="16.623cm" svg:y="15.19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draw:layer="layout" svg:width="2.09cm" svg:height="0.53cm" svg:x="16.423cm" svg:y="18.0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2.092cm" svg:height="0.53cm" svg:x="16.431cm" svg:y="19.09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2" draw:layer="layout" svg:width="2.09cm" svg:height="0.53cm" svg:x="16.423cm" svg:y="22.09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2.092cm" svg:height="0.53cm" svg:x="16.431cm" svg:y="23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2.09cm" svg:height="0.53cm" svg:x="16.423cm" svg:y="26.02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2.092cm" svg:height="0.53cm" svg:x="16.431cm" svg:y="27.2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AMS" svg:font-family="MathJax_AMS"/>
    <style:font-face style:name="MathJax_Size1" svg:font-family="MathJax_Size1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3cm" fo:margin-bottom="0.453cm" fo:margin-left="0.423cm" fo:margin-right="0.4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21-01-14T13:39:18.069970872</meta:creation-date>
    <dc:date>2021-05-13T19:02:53.335524612</dc:date>
    <dc:creator>Michael Michaelsen</dc:creator>
    <meta:editing-duration>P1DT6H43M27S</meta:editing-duration>
    <meta:editing-cycles>36</meta:editing-cycles>
    <meta:generator>LibreOffice/6.0.7.3$Linux_X86_64 LibreOffice_project/00m0$Build-3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10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16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1</mn>
          </msub>
          <mo stretchy="false">…</mo>
          <msub>
            <mi mathvariant="italic">til</mi>
            <mn>1</mn>
          </msub>
        </mrow>
      </mrow>
      <mo fence="true" stretchy="false">]</mo>
    </mrow>
    <annotation encoding="StarMath 5.0"> [ fra_{1} dotslow til_{ 1 }] 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2</mn>
          </msub>
          <mo stretchy="false">…</mo>
          <msub>
            <mi mathvariant="italic">til</mi>
            <mn>2</mn>
          </msub>
        </mrow>
      </mrow>
      <mo fence="true" stretchy="false">]</mo>
    </mrow>
    <annotation encoding="StarMath 5.0"> [ fra_{2} dotslow til_{ 2 }] </annotation>
  </semantics>
</math>
</file>

<file path=Object 18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2</mn>
          </msub>
          <mo stretchy="false">…</mo>
          <msub>
            <mi mathvariant="italic">til</mi>
            <mn>2</mn>
          </msub>
        </mrow>
      </mrow>
      <mo fence="true" stretchy="false">]</mo>
    </mrow>
    <annotation encoding="StarMath 5.0"> [ fra_{2} dotslow til_{ 2 }] </annotation>
  </semantics>
</math>
</file>

<file path=Object 19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1</mn>
          </msub>
          <mo stretchy="false">…</mo>
          <msub>
            <mi mathvariant="italic">til</mi>
            <mn>1</mn>
          </msub>
        </mrow>
      </mrow>
      <mo fence="true" stretchy="false">]</mo>
    </mrow>
    <annotation encoding="StarMath 5.0"> [ fra_{1} dotslow til_{ 1 }] 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20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2</mn>
          </msub>
          <mo stretchy="false">…</mo>
          <msub>
            <mi mathvariant="italic">til</mi>
            <mn>2</mn>
          </msub>
        </mrow>
      </mrow>
      <mo fence="true" stretchy="false">]</mo>
    </mrow>
    <annotation encoding="StarMath 5.0"> [ fra_{2} dotslow til_{ 2 }] </annotation>
  </semantics>
</math>
</file>

<file path=Object 21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1</mn>
          </msub>
          <mo stretchy="false">…</mo>
          <msub>
            <mi mathvariant="italic">til</mi>
            <mn>1</mn>
          </msub>
        </mrow>
      </mrow>
      <mo fence="true" stretchy="false">]</mo>
    </mrow>
    <annotation encoding="StarMath 5.0"> [ fra_{1} dotslow til_{ 1 }] </annotation>
  </semantics>
</math>
</file>

<file path=Object 22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2</mn>
          </msub>
          <mo stretchy="false">…</mo>
          <msub>
            <mi mathvariant="italic">til</mi>
            <mn>2</mn>
          </msub>
        </mrow>
      </mrow>
      <mo fence="true" stretchy="false">]</mo>
    </mrow>
    <annotation encoding="StarMath 5.0"> [ fra_{2} dotslow til_{ 2 }] </annotation>
  </semantics>
</math>
</file>

<file path=Object 23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1</mn>
          </msub>
          <mo stretchy="false">…</mo>
          <msub>
            <mi mathvariant="italic">til</mi>
            <mn>1</mn>
          </msub>
        </mrow>
      </mrow>
      <mo fence="true" stretchy="false">]</mo>
    </mrow>
    <annotation encoding="StarMath 5.0"> [ fra_{1} dotslow til_{ 1 }] </annotation>
  </semantics>
</math>
</file>

<file path=Object 24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1</mn>
          </msub>
          <mo stretchy="false">…</mo>
          <msub>
            <mi mathvariant="italic">til</mi>
            <mn>1</mn>
          </msub>
        </mrow>
      </mrow>
      <mo fence="true" stretchy="false">]</mo>
    </mrow>
    <annotation encoding="StarMath 5.0"> [ fra_{1} dotslow til_{ 1 }] 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2</mn>
          </msub>
          <mo stretchy="false">…</mo>
          <msub>
            <mi mathvariant="italic">til</mi>
            <mn>2</mn>
          </msub>
        </mrow>
      </mrow>
      <mo fence="true" stretchy="false">]</mo>
    </mrow>
    <annotation encoding="StarMath 5.0"> [ fra_{2} dotslow til_{ 2 }] </annotation>
  </semantics>
</math>
</file>

<file path=Object 26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2</mn>
          </msub>
          <mo stretchy="false">…</mo>
          <msub>
            <mi mathvariant="italic">til</mi>
            <mn>2</mn>
          </msub>
        </mrow>
      </mrow>
      <mo fence="true" stretchy="false">]</mo>
    </mrow>
    <annotation encoding="StarMath 5.0"> [ fra_{2} dotslow til_{ 2 }] </annotation>
  </semantics>
</math>
</file>

<file path=Object 28/content.xml><?xml version="1.0" encoding="utf-8"?>
<math xmlns="http://www.w3.org/1998/Math/MathML" display="block">
  <semantics>
    <mrow>
      <mo fence="true" stretchy="false">[</mo>
      <mrow>
        <mrow>
          <msub>
            <mi mathvariant="italic">fra</mi>
            <mn>1</mn>
          </msub>
          <mo stretchy="false">…</mo>
          <msub>
            <mi mathvariant="italic">til</mi>
            <mn>1</mn>
          </msub>
        </mrow>
      </mrow>
      <mo fence="true" stretchy="false">]</mo>
    </mrow>
    <annotation encoding="StarMath 5.0"> [ fra_{1} dotslow til_{ 1 }] 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4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5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

<file path=Object 8/content.xml><?xml version="1.0" encoding="utf-8"?>
<math xmlns="http://www.w3.org/1998/Math/MathML" display="block">
  <semantics>
    <mrow>
      <mo fence="true" stretchy="false">[</mo>
      <mrow>
        <mrow>
          <msub>
            <mi>b</mi>
            <mn>1</mn>
          </msub>
          <mo stretchy="false">…</mo>
          <msub>
            <mi>b</mi>
            <mn>2</mn>
          </msub>
        </mrow>
      </mrow>
      <mo fence="true" stretchy="false">]</mo>
    </mrow>
    <annotation encoding="StarMath 5.0"> [ b_{1} dotslow b_{ 2 }] 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sub>
            <mi>a</mi>
            <mn>1</mn>
          </msub>
          <mo stretchy="false">…</mo>
          <msub>
            <mi>a</mi>
            <mn>2</mn>
          </msub>
        </mrow>
      </mrow>
      <mo fence="true" stretchy="false">]</mo>
    </mrow>
    <annotation encoding="StarMath 5.0"> [ a_{1} dotslow a_{ 2 }] </annotation>
  </semantics>
</math>
</file>